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Mach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string" calcext:value-type="string">
            <text:p>Slopes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pe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pes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pes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ll possible</text:p>
          </table:table-cell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[.$B$2]*[.B7]+[.$C$2]*[.C7]+[.$D$2]*[.D7]+[.$E$2]*[.E7]+[.$F$2]*[.F7]" office:value-type="float" office:value="0" calcext:value-type="float">
            <text:p>0</text:p>
          </table:table-cell>
          <table:table-cell table:formula="of:=[.$B$3]*[.B7]+[.$C$3]*[.C7]+[.$D$3]*[.D7]+[.$E$3]*[.E7]+[.$F$3]*[.F7]" office:value-type="float" office:value="0" calcext:value-type="float">
            <text:p>0</text:p>
          </table:table-cell>
          <table:table-cell table:formula="of:=[.$B$4]*[.B7]+[.$C$4]*[.C7]+[.$D$4]*[.D7]+[.$E$4]*[.E7]+[.$F$4]*[.F7]" office:value-type="float" office:value="0" calcext:value-type="float">
            <text:p>0</text:p>
          </table:table-cell>
          <table:table-cell table:formula="of:=[.$B$5]*[.B7]+[.$C$5]*[.C7]+[.$D$5]*[.D7]+[.$E$5]*[.E7]+[.$F$5]*[.F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inations</text:p>
          </table:table-cell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[.$B$2]*[.B8]+[.$C$2]*[.C8]+[.$D$2]*[.D8]+[.$E$2]*[.E8]+[.$F$2]*[.F8]" office:value-type="float" office:value="0" calcext:value-type="float">
            <text:p>0</text:p>
          </table:table-cell>
          <table:table-cell table:formula="of:=[.$B$3]*[.B8]+[.$C$3]*[.C8]+[.$D$3]*[.D8]+[.$E$3]*[.E8]+[.$F$3]*[.F8]" office:value-type="float" office:value="0" calcext:value-type="float">
            <text:p>0</text:p>
          </table:table-cell>
          <table:table-cell table:formula="of:=[.$B$4]*[.B8]+[.$C$4]*[.C8]+[.$D$4]*[.D8]+[.$E$4]*[.E8]+[.$F$4]*[.F8]" office:value-type="float" office:value="0" calcext:value-type="float">
            <text:p>0</text:p>
          </table:table-cell>
          <table:table-cell table:formula="of:=[.$B$5]*[.B8]+[.$C$5]*[.C8]+[.$D$5]*[.D8]+[.$E$5]*[.E8]+[.$F$5]*[.F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[.$B$2]*[.B9]+[.$C$2]*[.C9]+[.$D$2]*[.D9]+[.$E$2]*[.E9]+[.$F$2]*[.F9]" office:value-type="float" office:value="0" calcext:value-type="float">
            <text:p>0</text:p>
          </table:table-cell>
          <table:table-cell table:formula="of:=[.$B$3]*[.B9]+[.$C$3]*[.C9]+[.$D$3]*[.D9]+[.$E$3]*[.E9]+[.$F$3]*[.F9]" office:value-type="float" office:value="0" calcext:value-type="float">
            <text:p>0</text:p>
          </table:table-cell>
          <table:table-cell table:formula="of:=[.$B$4]*[.B9]+[.$C$4]*[.C9]+[.$D$4]*[.D9]+[.$E$4]*[.E9]+[.$F$4]*[.F9]" office:value-type="float" office:value="0" calcext:value-type="float">
            <text:p>0</text:p>
          </table:table-cell>
          <table:table-cell table:formula="of:=[.$B$5]*[.B9]+[.$C$5]*[.C9]+[.$D$5]*[.D9]+[.$E$5]*[.E9]+[.$F$5]*[.F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[.$B$2]*[.B10]+[.$C$2]*[.C10]+[.$D$2]*[.D10]+[.$E$2]*[.E10]+[.$F$2]*[.F10]" office:value-type="float" office:value="0" calcext:value-type="float">
            <text:p>0</text:p>
          </table:table-cell>
          <table:table-cell table:formula="of:=[.$B$3]*[.B10]+[.$C$3]*[.C10]+[.$D$3]*[.D10]+[.$E$3]*[.E10]+[.$F$3]*[.F10]" office:value-type="float" office:value="0" calcext:value-type="float">
            <text:p>0</text:p>
          </table:table-cell>
          <table:table-cell table:formula="of:=[.$B$4]*[.B10]+[.$C$4]*[.C10]+[.$D$4]*[.D10]+[.$E$4]*[.E10]+[.$F$4]*[.F10]" office:value-type="float" office:value="0" calcext:value-type="float">
            <text:p>0</text:p>
          </table:table-cell>
          <table:table-cell table:formula="of:=[.$B$5]*[.B10]+[.$C$5]*[.C10]+[.$D$5]*[.D10]+[.$E$5]*[.E10]+[.$F$5]*[.F1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[.$B$2]*[.B11]+[.$C$2]*[.C11]+[.$D$2]*[.D11]+[.$E$2]*[.E11]+[.$F$2]*[.F11]" office:value-type="float" office:value="10000" calcext:value-type="float">
            <text:p>10000</text:p>
          </table:table-cell>
          <table:table-cell table:formula="of:=[.$B$3]*[.B11]+[.$C$3]*[.C11]+[.$D$3]*[.D11]+[.$E$3]*[.E11]+[.$F$3]*[.F11]" office:value-type="float" office:value="0" calcext:value-type="float">
            <text:p>0</text:p>
          </table:table-cell>
          <table:table-cell table:formula="of:=[.$B$4]*[.B11]+[.$C$4]*[.C11]+[.$D$4]*[.D11]+[.$E$4]*[.E11]+[.$F$4]*[.F11]" office:value-type="float" office:value="-10000" calcext:value-type="float">
            <text:p>-10000</text:p>
          </table:table-cell>
          <table:table-cell table:formula="of:=[.$B$5]*[.B11]+[.$C$5]*[.C11]+[.$D$5]*[.D11]+[.$E$5]*[.E11]+[.$F$5]*[.F1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[.$B$2]*[.B12]+[.$C$2]*[.C12]+[.$D$2]*[.D12]+[.$E$2]*[.E12]+[.$F$2]*[.F12]" office:value-type="float" office:value="10000" calcext:value-type="float">
            <text:p>10000</text:p>
          </table:table-cell>
          <table:table-cell table:formula="of:=[.$B$3]*[.B12]+[.$C$3]*[.C12]+[.$D$3]*[.D12]+[.$E$3]*[.E12]+[.$F$3]*[.F12]" office:value-type="float" office:value="0" calcext:value-type="float">
            <text:p>0</text:p>
          </table:table-cell>
          <table:table-cell table:formula="of:=[.$B$4]*[.B12]+[.$C$4]*[.C12]+[.$D$4]*[.D12]+[.$E$4]*[.E12]+[.$F$4]*[.F12]" office:value-type="float" office:value="-10000" calcext:value-type="float">
            <text:p>-10000</text:p>
          </table:table-cell>
          <table:table-cell table:formula="of:=[.$B$5]*[.B12]+[.$C$5]*[.C12]+[.$D$5]*[.D12]+[.$E$5]*[.E12]+[.$F$5]*[.F1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[.$B$2]*[.B13]+[.$C$2]*[.C13]+[.$D$2]*[.D13]+[.$E$2]*[.E13]+[.$F$2]*[.F13]" office:value-type="float" office:value="10000" calcext:value-type="float">
            <text:p>10000</text:p>
          </table:table-cell>
          <table:table-cell table:formula="of:=[.$B$3]*[.B13]+[.$C$3]*[.C13]+[.$D$3]*[.D13]+[.$E$3]*[.E13]+[.$F$3]*[.F13]" office:value-type="float" office:value="0" calcext:value-type="float">
            <text:p>0</text:p>
          </table:table-cell>
          <table:table-cell table:formula="of:=[.$B$4]*[.B13]+[.$C$4]*[.C13]+[.$D$4]*[.D13]+[.$E$4]*[.E13]+[.$F$4]*[.F13]" office:value-type="float" office:value="-10000" calcext:value-type="float">
            <text:p>-10000</text:p>
          </table:table-cell>
          <table:table-cell table:formula="of:=[.$B$5]*[.B13]+[.$C$5]*[.C13]+[.$D$5]*[.D13]+[.$E$5]*[.E13]+[.$F$5]*[.F1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[.$B$2]*[.B14]+[.$C$2]*[.C14]+[.$D$2]*[.D14]+[.$E$2]*[.E14]+[.$F$2]*[.F14]" office:value-type="float" office:value="10000" calcext:value-type="float">
            <text:p>10000</text:p>
          </table:table-cell>
          <table:table-cell table:formula="of:=[.$B$3]*[.B14]+[.$C$3]*[.C14]+[.$D$3]*[.D14]+[.$E$3]*[.E14]+[.$F$3]*[.F14]" office:value-type="float" office:value="0" calcext:value-type="float">
            <text:p>0</text:p>
          </table:table-cell>
          <table:table-cell table:formula="of:=[.$B$4]*[.B14]+[.$C$4]*[.C14]+[.$D$4]*[.D14]+[.$E$4]*[.E14]+[.$F$4]*[.F14]" office:value-type="float" office:value="-10000" calcext:value-type="float">
            <text:p>-10000</text:p>
          </table:table-cell>
          <table:table-cell table:formula="of:=[.$B$5]*[.B14]+[.$C$5]*[.C14]+[.$D$5]*[.D14]+[.$E$5]*[.E14]+[.$F$5]*[.F1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[.$B$2]*[.B15]+[.$C$2]*[.C15]+[.$D$2]*[.D15]+[.$E$2]*[.E15]+[.$F$2]*[.F15]" office:value-type="float" office:value="0" calcext:value-type="float">
            <text:p>0</text:p>
          </table:table-cell>
          <table:table-cell table:formula="of:=[.$B$3]*[.B15]+[.$C$3]*[.C15]+[.$D$3]*[.D15]+[.$E$3]*[.E15]+[.$F$3]*[.F15]" office:value-type="float" office:value="10000" calcext:value-type="float">
            <text:p>10000</text:p>
          </table:table-cell>
          <table:table-cell table:formula="of:=[.$B$4]*[.B15]+[.$C$4]*[.C15]+[.$D$4]*[.D15]+[.$E$4]*[.E15]+[.$F$4]*[.F15]" office:value-type="float" office:value="0" calcext:value-type="float">
            <text:p>0</text:p>
          </table:table-cell>
          <table:table-cell table:formula="of:=[.$B$5]*[.B15]+[.$C$5]*[.C15]+[.$D$5]*[.D15]+[.$E$5]*[.E15]+[.$F$5]*[.F15]" office:value-type="float" office:value="-10000" calcext:value-type="float">
            <text:p>-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[.$B$2]*[.B16]+[.$C$2]*[.C16]+[.$D$2]*[.D16]+[.$E$2]*[.E16]+[.$F$2]*[.F16]" office:value-type="float" office:value="0" calcext:value-type="float">
            <text:p>0</text:p>
          </table:table-cell>
          <table:table-cell table:formula="of:=[.$B$3]*[.B16]+[.$C$3]*[.C16]+[.$D$3]*[.D16]+[.$E$3]*[.E16]+[.$F$3]*[.F16]" office:value-type="float" office:value="10000" calcext:value-type="float">
            <text:p>10000</text:p>
          </table:table-cell>
          <table:table-cell table:formula="of:=[.$B$4]*[.B16]+[.$C$4]*[.C16]+[.$D$4]*[.D16]+[.$E$4]*[.E16]+[.$F$4]*[.F16]" office:value-type="float" office:value="0" calcext:value-type="float">
            <text:p>0</text:p>
          </table:table-cell>
          <table:table-cell table:formula="of:=[.$B$5]*[.B16]+[.$C$5]*[.C16]+[.$D$5]*[.D16]+[.$E$5]*[.E16]+[.$F$5]*[.F16]" office:value-type="float" office:value="-10000" calcext:value-type="float">
            <text:p>-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[.$B$2]*[.B17]+[.$C$2]*[.C17]+[.$D$2]*[.D17]+[.$E$2]*[.E17]+[.$F$2]*[.F17]" office:value-type="float" office:value="0" calcext:value-type="float">
            <text:p>0</text:p>
          </table:table-cell>
          <table:table-cell table:formula="of:=[.$B$3]*[.B17]+[.$C$3]*[.C17]+[.$D$3]*[.D17]+[.$E$3]*[.E17]+[.$F$3]*[.F17]" office:value-type="float" office:value="10000" calcext:value-type="float">
            <text:p>10000</text:p>
          </table:table-cell>
          <table:table-cell table:formula="of:=[.$B$4]*[.B17]+[.$C$4]*[.C17]+[.$D$4]*[.D17]+[.$E$4]*[.E17]+[.$F$4]*[.F17]" office:value-type="float" office:value="0" calcext:value-type="float">
            <text:p>0</text:p>
          </table:table-cell>
          <table:table-cell table:formula="of:=[.$B$5]*[.B17]+[.$C$5]*[.C17]+[.$D$5]*[.D17]+[.$E$5]*[.E17]+[.$F$5]*[.F17]" office:value-type="float" office:value="-10000" calcext:value-type="float">
            <text:p>-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[.$B$2]*[.B18]+[.$C$2]*[.C18]+[.$D$2]*[.D18]+[.$E$2]*[.E18]+[.$F$2]*[.F18]" office:value-type="float" office:value="0" calcext:value-type="float">
            <text:p>0</text:p>
          </table:table-cell>
          <table:table-cell table:formula="of:=[.$B$3]*[.B18]+[.$C$3]*[.C18]+[.$D$3]*[.D18]+[.$E$3]*[.E18]+[.$F$3]*[.F18]" office:value-type="float" office:value="10000" calcext:value-type="float">
            <text:p>10000</text:p>
          </table:table-cell>
          <table:table-cell table:formula="of:=[.$B$4]*[.B18]+[.$C$4]*[.C18]+[.$D$4]*[.D18]+[.$E$4]*[.E18]+[.$F$4]*[.F18]" office:value-type="float" office:value="0" calcext:value-type="float">
            <text:p>0</text:p>
          </table:table-cell>
          <table:table-cell table:formula="of:=[.$B$5]*[.B18]+[.$C$5]*[.C18]+[.$D$5]*[.D18]+[.$E$5]*[.E18]+[.$F$5]*[.F18]" office:value-type="float" office:value="-10000" calcext:value-type="float">
            <text:p>-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[.$B$2]*[.B19]+[.$C$2]*[.C19]+[.$D$2]*[.D19]+[.$E$2]*[.E19]+[.$F$2]*[.F19]" office:value-type="float" office:value="10000" calcext:value-type="float">
            <text:p>10000</text:p>
          </table:table-cell>
          <table:table-cell table:formula="of:=[.$B$3]*[.B19]+[.$C$3]*[.C19]+[.$D$3]*[.D19]+[.$E$3]*[.E19]+[.$F$3]*[.F19]" office:value-type="float" office:value="10000" calcext:value-type="float">
            <text:p>10000</text:p>
          </table:table-cell>
          <table:table-cell table:formula="of:=[.$B$4]*[.B19]+[.$C$4]*[.C19]+[.$D$4]*[.D19]+[.$E$4]*[.E19]+[.$F$4]*[.F19]" office:value-type="float" office:value="-10000" calcext:value-type="float">
            <text:p>-10000</text:p>
          </table:table-cell>
          <table:table-cell table:formula="of:=[.$B$5]*[.B19]+[.$C$5]*[.C19]+[.$D$5]*[.D19]+[.$E$5]*[.E19]+[.$F$5]*[.F19]" office:value-type="float" office:value="-10000" calcext:value-type="float">
            <text:p>-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[.$B$2]*[.B20]+[.$C$2]*[.C20]+[.$D$2]*[.D20]+[.$E$2]*[.E20]+[.$F$2]*[.F20]" office:value-type="float" office:value="10000" calcext:value-type="float">
            <text:p>10000</text:p>
          </table:table-cell>
          <table:table-cell table:formula="of:=[.$B$3]*[.B20]+[.$C$3]*[.C20]+[.$D$3]*[.D20]+[.$E$3]*[.E20]+[.$F$3]*[.F20]" office:value-type="float" office:value="10000" calcext:value-type="float">
            <text:p>10000</text:p>
          </table:table-cell>
          <table:table-cell table:formula="of:=[.$B$4]*[.B20]+[.$C$4]*[.C20]+[.$D$4]*[.D20]+[.$E$4]*[.E20]+[.$F$4]*[.F20]" office:value-type="float" office:value="-10000" calcext:value-type="float">
            <text:p>-10000</text:p>
          </table:table-cell>
          <table:table-cell table:formula="of:=[.$B$5]*[.B20]+[.$C$5]*[.C20]+[.$D$5]*[.D20]+[.$E$5]*[.E20]+[.$F$5]*[.F20]" office:value-type="float" office:value="-10000" calcext:value-type="float">
            <text:p>-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[.$B$2]*[.B21]+[.$C$2]*[.C21]+[.$D$2]*[.D21]+[.$E$2]*[.E21]+[.$F$2]*[.F21]" office:value-type="float" office:value="10000" calcext:value-type="float">
            <text:p>10000</text:p>
          </table:table-cell>
          <table:table-cell table:formula="of:=[.$B$3]*[.B21]+[.$C$3]*[.C21]+[.$D$3]*[.D21]+[.$E$3]*[.E21]+[.$F$3]*[.F21]" office:value-type="float" office:value="10000" calcext:value-type="float">
            <text:p>10000</text:p>
          </table:table-cell>
          <table:table-cell table:formula="of:=[.$B$4]*[.B21]+[.$C$4]*[.C21]+[.$D$4]*[.D21]+[.$E$4]*[.E21]+[.$F$4]*[.F21]" office:value-type="float" office:value="-10000" calcext:value-type="float">
            <text:p>-10000</text:p>
          </table:table-cell>
          <table:table-cell table:formula="of:=[.$B$5]*[.B21]+[.$C$5]*[.C21]+[.$D$5]*[.D21]+[.$E$5]*[.E21]+[.$F$5]*[.F21]" office:value-type="float" office:value="-10000" calcext:value-type="float">
            <text:p>-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[.$B$2]*[.B22]+[.$C$2]*[.C22]+[.$D$2]*[.D22]+[.$E$2]*[.E22]+[.$F$2]*[.F22]" office:value-type="float" office:value="10000" calcext:value-type="float">
            <text:p>10000</text:p>
          </table:table-cell>
          <table:table-cell table:formula="of:=[.$B$3]*[.B22]+[.$C$3]*[.C22]+[.$D$3]*[.D22]+[.$E$3]*[.E22]+[.$F$3]*[.F22]" office:value-type="float" office:value="10000" calcext:value-type="float">
            <text:p>10000</text:p>
          </table:table-cell>
          <table:table-cell table:formula="of:=[.$B$4]*[.B22]+[.$C$4]*[.C22]+[.$D$4]*[.D22]+[.$E$4]*[.E22]+[.$F$4]*[.F22]" office:value-type="float" office:value="-10000" calcext:value-type="float">
            <text:p>-10000</text:p>
          </table:table-cell>
          <table:table-cell table:formula="of:=[.$B$5]*[.B22]+[.$C$5]*[.C22]+[.$D$5]*[.D22]+[.$E$5]*[.E22]+[.$F$5]*[.F22]" office:value-type="float" office:value="-10000" calcext:value-type="float">
            <text:p>-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[.$B$2]*[.B23]+[.$C$2]*[.C23]+[.$D$2]*[.D23]+[.$E$2]*[.E23]+[.$F$2]*[.F23]" office:value-type="float" office:value="-10000" calcext:value-type="float">
            <text:p>-10000</text:p>
          </table:table-cell>
          <table:table-cell table:formula="of:=[.$B$3]*[.B23]+[.$C$3]*[.C23]+[.$D$3]*[.D23]+[.$E$3]*[.E23]+[.$F$3]*[.F23]" office:value-type="float" office:value="-10000" calcext:value-type="float">
            <text:p>-10000</text:p>
          </table:table-cell>
          <table:table-cell table:formula="of:=[.$B$4]*[.B23]+[.$C$4]*[.C23]+[.$D$4]*[.D23]+[.$E$4]*[.E23]+[.$F$4]*[.F23]" office:value-type="float" office:value="-10000" calcext:value-type="float">
            <text:p>-10000</text:p>
          </table:table-cell>
          <table:table-cell table:formula="of:=[.$B$5]*[.B23]+[.$C$5]*[.C23]+[.$D$5]*[.D23]+[.$E$5]*[.E23]+[.$F$5]*[.F23]" office:value-type="float" office:value="-10000" calcext:value-type="float">
            <text:p>-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[.$B$2]*[.B24]+[.$C$2]*[.C24]+[.$D$2]*[.D24]+[.$E$2]*[.E24]+[.$F$2]*[.F24]" office:value-type="float" office:value="-10000" calcext:value-type="float">
            <text:p>-10000</text:p>
          </table:table-cell>
          <table:table-cell table:formula="of:=[.$B$3]*[.B24]+[.$C$3]*[.C24]+[.$D$3]*[.D24]+[.$E$3]*[.E24]+[.$F$3]*[.F24]" office:value-type="float" office:value="-10000" calcext:value-type="float">
            <text:p>-10000</text:p>
          </table:table-cell>
          <table:table-cell table:formula="of:=[.$B$4]*[.B24]+[.$C$4]*[.C24]+[.$D$4]*[.D24]+[.$E$4]*[.E24]+[.$F$4]*[.F24]" office:value-type="float" office:value="-10000" calcext:value-type="float">
            <text:p>-10000</text:p>
          </table:table-cell>
          <table:table-cell table:formula="of:=[.$B$5]*[.B24]+[.$C$5]*[.C24]+[.$D$5]*[.D24]+[.$E$5]*[.E24]+[.$F$5]*[.F24]" office:value-type="float" office:value="-10000" calcext:value-type="float">
            <text:p>-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[.$B$2]*[.B25]+[.$C$2]*[.C25]+[.$D$2]*[.D25]+[.$E$2]*[.E25]+[.$F$2]*[.F25]" office:value-type="float" office:value="-10000" calcext:value-type="float">
            <text:p>-10000</text:p>
          </table:table-cell>
          <table:table-cell table:formula="of:=[.$B$3]*[.B25]+[.$C$3]*[.C25]+[.$D$3]*[.D25]+[.$E$3]*[.E25]+[.$F$3]*[.F25]" office:value-type="float" office:value="-10000" calcext:value-type="float">
            <text:p>-10000</text:p>
          </table:table-cell>
          <table:table-cell table:formula="of:=[.$B$4]*[.B25]+[.$C$4]*[.C25]+[.$D$4]*[.D25]+[.$E$4]*[.E25]+[.$F$4]*[.F25]" office:value-type="float" office:value="-10000" calcext:value-type="float">
            <text:p>-10000</text:p>
          </table:table-cell>
          <table:table-cell table:formula="of:=[.$B$5]*[.B25]+[.$C$5]*[.C25]+[.$D$5]*[.D25]+[.$E$5]*[.E25]+[.$F$5]*[.F25]" office:value-type="float" office:value="-10000" calcext:value-type="float">
            <text:p>-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[.$B$2]*[.B26]+[.$C$2]*[.C26]+[.$D$2]*[.D26]+[.$E$2]*[.E26]+[.$F$2]*[.F26]" office:value-type="float" office:value="-10000" calcext:value-type="float">
            <text:p>-10000</text:p>
          </table:table-cell>
          <table:table-cell table:formula="of:=[.$B$3]*[.B26]+[.$C$3]*[.C26]+[.$D$3]*[.D26]+[.$E$3]*[.E26]+[.$F$3]*[.F26]" office:value-type="float" office:value="-10000" calcext:value-type="float">
            <text:p>-10000</text:p>
          </table:table-cell>
          <table:table-cell table:formula="of:=[.$B$4]*[.B26]+[.$C$4]*[.C26]+[.$D$4]*[.D26]+[.$E$4]*[.E26]+[.$F$4]*[.F26]" office:value-type="float" office:value="-10000" calcext:value-type="float">
            <text:p>-10000</text:p>
          </table:table-cell>
          <table:table-cell table:formula="of:=[.$B$5]*[.B26]+[.$C$5]*[.C26]+[.$D$5]*[.D26]+[.$E$5]*[.E26]+[.$F$5]*[.F26]" office:value-type="float" office:value="-10000" calcext:value-type="float">
            <text:p>-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[.$B$2]*[.B27]+[.$C$2]*[.C27]+[.$D$2]*[.D27]+[.$E$2]*[.E27]+[.$F$2]*[.F27]" office:value-type="float" office:value="0" calcext:value-type="float">
            <text:p>0</text:p>
          </table:table-cell>
          <table:table-cell table:formula="of:=[.$B$3]*[.B27]+[.$C$3]*[.C27]+[.$D$3]*[.D27]+[.$E$3]*[.E27]+[.$F$3]*[.F27]" office:value-type="float" office:value="-10000" calcext:value-type="float">
            <text:p>-10000</text:p>
          </table:table-cell>
          <table:table-cell table:formula="of:=[.$B$4]*[.B27]+[.$C$4]*[.C27]+[.$D$4]*[.D27]+[.$E$4]*[.E27]+[.$F$4]*[.F27]" office:value-type="float" office:value="-20000" calcext:value-type="float">
            <text:p>-20000</text:p>
          </table:table-cell>
          <table:table-cell table:formula="of:=[.$B$5]*[.B27]+[.$C$5]*[.C27]+[.$D$5]*[.D27]+[.$E$5]*[.E27]+[.$F$5]*[.F27]" office:value-type="float" office:value="-10000" calcext:value-type="float">
            <text:p>-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[.$B$2]*[.B28]+[.$C$2]*[.C28]+[.$D$2]*[.D28]+[.$E$2]*[.E28]+[.$F$2]*[.F28]" office:value-type="float" office:value="0" calcext:value-type="float">
            <text:p>0</text:p>
          </table:table-cell>
          <table:table-cell table:formula="of:=[.$B$3]*[.B28]+[.$C$3]*[.C28]+[.$D$3]*[.D28]+[.$E$3]*[.E28]+[.$F$3]*[.F28]" office:value-type="float" office:value="-10000" calcext:value-type="float">
            <text:p>-10000</text:p>
          </table:table-cell>
          <table:table-cell table:formula="of:=[.$B$4]*[.B28]+[.$C$4]*[.C28]+[.$D$4]*[.D28]+[.$E$4]*[.E28]+[.$F$4]*[.F28]" office:value-type="float" office:value="-20000" calcext:value-type="float">
            <text:p>-20000</text:p>
          </table:table-cell>
          <table:table-cell table:formula="of:=[.$B$5]*[.B28]+[.$C$5]*[.C28]+[.$D$5]*[.D28]+[.$E$5]*[.E28]+[.$F$5]*[.F28]" office:value-type="float" office:value="-10000" calcext:value-type="float">
            <text:p>-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[.$B$2]*[.B29]+[.$C$2]*[.C29]+[.$D$2]*[.D29]+[.$E$2]*[.E29]+[.$F$2]*[.F29]" office:value-type="float" office:value="0" calcext:value-type="float">
            <text:p>0</text:p>
          </table:table-cell>
          <table:table-cell table:formula="of:=[.$B$3]*[.B29]+[.$C$3]*[.C29]+[.$D$3]*[.D29]+[.$E$3]*[.E29]+[.$F$3]*[.F29]" office:value-type="float" office:value="-10000" calcext:value-type="float">
            <text:p>-10000</text:p>
          </table:table-cell>
          <table:table-cell table:formula="of:=[.$B$4]*[.B29]+[.$C$4]*[.C29]+[.$D$4]*[.D29]+[.$E$4]*[.E29]+[.$F$4]*[.F29]" office:value-type="float" office:value="-20000" calcext:value-type="float">
            <text:p>-20000</text:p>
          </table:table-cell>
          <table:table-cell table:formula="of:=[.$B$5]*[.B29]+[.$C$5]*[.C29]+[.$D$5]*[.D29]+[.$E$5]*[.E29]+[.$F$5]*[.F29]" office:value-type="float" office:value="-10000" calcext:value-type="float">
            <text:p>-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[.$B$2]*[.B30]+[.$C$2]*[.C30]+[.$D$2]*[.D30]+[.$E$2]*[.E30]+[.$F$2]*[.F30]" office:value-type="float" office:value="0" calcext:value-type="float">
            <text:p>0</text:p>
          </table:table-cell>
          <table:table-cell table:formula="of:=[.$B$3]*[.B30]+[.$C$3]*[.C30]+[.$D$3]*[.D30]+[.$E$3]*[.E30]+[.$F$3]*[.F30]" office:value-type="float" office:value="-10000" calcext:value-type="float">
            <text:p>-10000</text:p>
          </table:table-cell>
          <table:table-cell table:formula="of:=[.$B$4]*[.B30]+[.$C$4]*[.C30]+[.$D$4]*[.D30]+[.$E$4]*[.E30]+[.$F$4]*[.F30]" office:value-type="float" office:value="-20000" calcext:value-type="float">
            <text:p>-20000</text:p>
          </table:table-cell>
          <table:table-cell table:formula="of:=[.$B$5]*[.B30]+[.$C$5]*[.C30]+[.$D$5]*[.D30]+[.$E$5]*[.E30]+[.$F$5]*[.F30]" office:value-type="float" office:value="-10000" calcext:value-type="float">
            <text:p>-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[.$B$2]*[.B31]+[.$C$2]*[.C31]+[.$D$2]*[.D31]+[.$E$2]*[.E31]+[.$F$2]*[.F31]" office:value-type="float" office:value="-10000" calcext:value-type="float">
            <text:p>-10000</text:p>
          </table:table-cell>
          <table:table-cell table:formula="of:=[.$B$3]*[.B31]+[.$C$3]*[.C31]+[.$D$3]*[.D31]+[.$E$3]*[.E31]+[.$F$3]*[.F31]" office:value-type="float" office:value="0" calcext:value-type="float">
            <text:p>0</text:p>
          </table:table-cell>
          <table:table-cell table:formula="of:=[.$B$4]*[.B31]+[.$C$4]*[.C31]+[.$D$4]*[.D31]+[.$E$4]*[.E31]+[.$F$4]*[.F31]" office:value-type="float" office:value="-10000" calcext:value-type="float">
            <text:p>-10000</text:p>
          </table:table-cell>
          <table:table-cell table:formula="of:=[.$B$5]*[.B31]+[.$C$5]*[.C31]+[.$D$5]*[.D31]+[.$E$5]*[.E31]+[.$F$5]*[.F31]" office:value-type="float" office:value="-20000" calcext:value-type="float">
            <text:p>-2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[.$B$2]*[.B32]+[.$C$2]*[.C32]+[.$D$2]*[.D32]+[.$E$2]*[.E32]+[.$F$2]*[.F32]" office:value-type="float" office:value="-10000" calcext:value-type="float">
            <text:p>-10000</text:p>
          </table:table-cell>
          <table:table-cell table:formula="of:=[.$B$3]*[.B32]+[.$C$3]*[.C32]+[.$D$3]*[.D32]+[.$E$3]*[.E32]+[.$F$3]*[.F32]" office:value-type="float" office:value="0" calcext:value-type="float">
            <text:p>0</text:p>
          </table:table-cell>
          <table:table-cell table:formula="of:=[.$B$4]*[.B32]+[.$C$4]*[.C32]+[.$D$4]*[.D32]+[.$E$4]*[.E32]+[.$F$4]*[.F32]" office:value-type="float" office:value="-10000" calcext:value-type="float">
            <text:p>-10000</text:p>
          </table:table-cell>
          <table:table-cell table:formula="of:=[.$B$5]*[.B32]+[.$C$5]*[.C32]+[.$D$5]*[.D32]+[.$E$5]*[.E32]+[.$F$5]*[.F32]" office:value-type="float" office:value="-20000" calcext:value-type="float">
            <text:p>-2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[.$B$2]*[.B33]+[.$C$2]*[.C33]+[.$D$2]*[.D33]+[.$E$2]*[.E33]+[.$F$2]*[.F33]" office:value-type="float" office:value="-10000" calcext:value-type="float">
            <text:p>-10000</text:p>
          </table:table-cell>
          <table:table-cell table:formula="of:=[.$B$3]*[.B33]+[.$C$3]*[.C33]+[.$D$3]*[.D33]+[.$E$3]*[.E33]+[.$F$3]*[.F33]" office:value-type="float" office:value="0" calcext:value-type="float">
            <text:p>0</text:p>
          </table:table-cell>
          <table:table-cell table:formula="of:=[.$B$4]*[.B33]+[.$C$4]*[.C33]+[.$D$4]*[.D33]+[.$E$4]*[.E33]+[.$F$4]*[.F33]" office:value-type="float" office:value="-10000" calcext:value-type="float">
            <text:p>-10000</text:p>
          </table:table-cell>
          <table:table-cell table:formula="of:=[.$B$5]*[.B33]+[.$C$5]*[.C33]+[.$D$5]*[.D33]+[.$E$5]*[.E33]+[.$F$5]*[.F33]" office:value-type="float" office:value="-20000" calcext:value-type="float">
            <text:p>-2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[.$B$2]*[.B34]+[.$C$2]*[.C34]+[.$D$2]*[.D34]+[.$E$2]*[.E34]+[.$F$2]*[.F34]" office:value-type="float" office:value="-10000" calcext:value-type="float">
            <text:p>-10000</text:p>
          </table:table-cell>
          <table:table-cell table:formula="of:=[.$B$3]*[.B34]+[.$C$3]*[.C34]+[.$D$3]*[.D34]+[.$E$3]*[.E34]+[.$F$3]*[.F34]" office:value-type="float" office:value="0" calcext:value-type="float">
            <text:p>0</text:p>
          </table:table-cell>
          <table:table-cell table:formula="of:=[.$B$4]*[.B34]+[.$C$4]*[.C34]+[.$D$4]*[.D34]+[.$E$4]*[.E34]+[.$F$4]*[.F34]" office:value-type="float" office:value="-10000" calcext:value-type="float">
            <text:p>-10000</text:p>
          </table:table-cell>
          <table:table-cell table:formula="of:=[.$B$5]*[.B34]+[.$C$5]*[.C34]+[.$D$5]*[.D34]+[.$E$5]*[.E34]+[.$F$5]*[.F34]" office:value-type="float" office:value="-20000" calcext:value-type="float">
            <text:p>-2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[.$B$2]*[.B35]+[.$C$2]*[.C35]+[.$D$2]*[.D35]+[.$E$2]*[.E35]+[.$F$2]*[.F35]" office:value-type="float" office:value="0" calcext:value-type="float">
            <text:p>0</text:p>
          </table:table-cell>
          <table:table-cell table:formula="of:=[.$B$3]*[.B35]+[.$C$3]*[.C35]+[.$D$3]*[.D35]+[.$E$3]*[.E35]+[.$F$3]*[.F35]" office:value-type="float" office:value="0" calcext:value-type="float">
            <text:p>0</text:p>
          </table:table-cell>
          <table:table-cell table:formula="of:=[.$B$4]*[.B35]+[.$C$4]*[.C35]+[.$D$4]*[.D35]+[.$E$4]*[.E35]+[.$F$4]*[.F35]" office:value-type="float" office:value="-20000" calcext:value-type="float">
            <text:p>-20000</text:p>
          </table:table-cell>
          <table:table-cell table:formula="of:=[.$B$5]*[.B35]+[.$C$5]*[.C35]+[.$D$5]*[.D35]+[.$E$5]*[.E35]+[.$F$5]*[.F35]" office:value-type="float" office:value="-20000" calcext:value-type="float">
            <text:p>-2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[.$B$2]*[.B36]+[.$C$2]*[.C36]+[.$D$2]*[.D36]+[.$E$2]*[.E36]+[.$F$2]*[.F36]" office:value-type="float" office:value="0" calcext:value-type="float">
            <text:p>0</text:p>
          </table:table-cell>
          <table:table-cell table:formula="of:=[.$B$3]*[.B36]+[.$C$3]*[.C36]+[.$D$3]*[.D36]+[.$E$3]*[.E36]+[.$F$3]*[.F36]" office:value-type="float" office:value="0" calcext:value-type="float">
            <text:p>0</text:p>
          </table:table-cell>
          <table:table-cell table:formula="of:=[.$B$4]*[.B36]+[.$C$4]*[.C36]+[.$D$4]*[.D36]+[.$E$4]*[.E36]+[.$F$4]*[.F36]" office:value-type="float" office:value="-20000" calcext:value-type="float">
            <text:p>-20000</text:p>
          </table:table-cell>
          <table:table-cell table:formula="of:=[.$B$5]*[.B36]+[.$C$5]*[.C36]+[.$D$5]*[.D36]+[.$E$5]*[.E36]+[.$F$5]*[.F36]" office:value-type="float" office:value="-20000" calcext:value-type="float">
            <text:p>-2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[.$B$2]*[.B37]+[.$C$2]*[.C37]+[.$D$2]*[.D37]+[.$E$2]*[.E37]+[.$F$2]*[.F37]" office:value-type="float" office:value="0" calcext:value-type="float">
            <text:p>0</text:p>
          </table:table-cell>
          <table:table-cell table:formula="of:=[.$B$3]*[.B37]+[.$C$3]*[.C37]+[.$D$3]*[.D37]+[.$E$3]*[.E37]+[.$F$3]*[.F37]" office:value-type="float" office:value="0" calcext:value-type="float">
            <text:p>0</text:p>
          </table:table-cell>
          <table:table-cell table:formula="of:=[.$B$4]*[.B37]+[.$C$4]*[.C37]+[.$D$4]*[.D37]+[.$E$4]*[.E37]+[.$F$4]*[.F37]" office:value-type="float" office:value="-20000" calcext:value-type="float">
            <text:p>-20000</text:p>
          </table:table-cell>
          <table:table-cell table:formula="of:=[.$B$5]*[.B37]+[.$C$5]*[.C37]+[.$D$5]*[.D37]+[.$E$5]*[.E37]+[.$F$5]*[.F37]" office:value-type="float" office:value="-20000" calcext:value-type="float">
            <text:p>-2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[.$B$2]*[.B38]+[.$C$2]*[.C38]+[.$D$2]*[.D38]+[.$E$2]*[.E38]+[.$F$2]*[.F38]" office:value-type="float" office:value="0" calcext:value-type="float">
            <text:p>0</text:p>
          </table:table-cell>
          <table:table-cell table:formula="of:=[.$B$3]*[.B38]+[.$C$3]*[.C38]+[.$D$3]*[.D38]+[.$E$3]*[.E38]+[.$F$3]*[.F38]" office:value-type="float" office:value="0" calcext:value-type="float">
            <text:p>0</text:p>
          </table:table-cell>
          <table:table-cell table:formula="of:=[.$B$4]*[.B38]+[.$C$4]*[.C38]+[.$D$4]*[.D38]+[.$E$4]*[.E38]+[.$F$4]*[.F38]" office:value-type="float" office:value="-20000" calcext:value-type="float">
            <text:p>-20000</text:p>
          </table:table-cell>
          <table:table-cell table:formula="of:=[.$B$5]*[.B38]+[.$C$5]*[.C38]+[.$D$5]*[.D38]+[.$E$5]*[.E38]+[.$F$5]*[.F38]" office:value-type="float" office:value="-20000" calcext:value-type="float">
            <text:p>-2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[.$B$2]*[.B39]+[.$C$2]*[.C39]+[.$D$2]*[.D39]+[.$E$2]*[.E39]+[.$F$2]*[.F39]" office:value-type="float" office:value="0" calcext:value-type="float">
            <text:p>0</text:p>
          </table:table-cell>
          <table:table-cell table:formula="of:=[.$B$3]*[.B39]+[.$C$3]*[.C39]+[.$D$3]*[.D39]+[.$E$3]*[.E39]+[.$F$3]*[.F39]" office:value-type="float" office:value="0" calcext:value-type="float">
            <text:p>0</text:p>
          </table:table-cell>
          <table:table-cell table:formula="of:=[.$B$4]*[.B39]+[.$C$4]*[.C39]+[.$D$4]*[.D39]+[.$E$4]*[.E39]+[.$F$4]*[.F39]" office:value-type="float" office:value="0" calcext:value-type="float">
            <text:p>0</text:p>
          </table:table-cell>
          <table:table-cell table:formula="of:=[.$B$5]*[.B39]+[.$C$5]*[.C39]+[.$D$5]*[.D39]+[.$E$5]*[.E39]+[.$F$5]*[.F3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[.$B$2]*[.B40]+[.$C$2]*[.C40]+[.$D$2]*[.D40]+[.$E$2]*[.E40]+[.$F$2]*[.F40]" office:value-type="float" office:value="0" calcext:value-type="float">
            <text:p>0</text:p>
          </table:table-cell>
          <table:table-cell table:formula="of:=[.$B$3]*[.B40]+[.$C$3]*[.C40]+[.$D$3]*[.D40]+[.$E$3]*[.E40]+[.$F$3]*[.F40]" office:value-type="float" office:value="0" calcext:value-type="float">
            <text:p>0</text:p>
          </table:table-cell>
          <table:table-cell table:formula="of:=[.$B$4]*[.B40]+[.$C$4]*[.C40]+[.$D$4]*[.D40]+[.$E$4]*[.E40]+[.$F$4]*[.F40]" office:value-type="float" office:value="0" calcext:value-type="float">
            <text:p>0</text:p>
          </table:table-cell>
          <table:table-cell table:formula="of:=[.$B$5]*[.B40]+[.$C$5]*[.C40]+[.$D$5]*[.D40]+[.$E$5]*[.E40]+[.$F$5]*[.F4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[.$B$2]*[.B41]+[.$C$2]*[.C41]+[.$D$2]*[.D41]+[.$E$2]*[.E41]+[.$F$2]*[.F41]" office:value-type="float" office:value="0" calcext:value-type="float">
            <text:p>0</text:p>
          </table:table-cell>
          <table:table-cell table:formula="of:=[.$B$3]*[.B41]+[.$C$3]*[.C41]+[.$D$3]*[.D41]+[.$E$3]*[.E41]+[.$F$3]*[.F41]" office:value-type="float" office:value="0" calcext:value-type="float">
            <text:p>0</text:p>
          </table:table-cell>
          <table:table-cell table:formula="of:=[.$B$4]*[.B41]+[.$C$4]*[.C41]+[.$D$4]*[.D41]+[.$E$4]*[.E41]+[.$F$4]*[.F41]" office:value-type="float" office:value="0" calcext:value-type="float">
            <text:p>0</text:p>
          </table:table-cell>
          <table:table-cell table:formula="of:=[.$B$5]*[.B41]+[.$C$5]*[.C41]+[.$D$5]*[.D41]+[.$E$5]*[.E41]+[.$F$5]*[.F4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[.$B$2]*[.B42]+[.$C$2]*[.C42]+[.$D$2]*[.D42]+[.$E$2]*[.E42]+[.$F$2]*[.F42]" office:value-type="float" office:value="0" calcext:value-type="float">
            <text:p>0</text:p>
          </table:table-cell>
          <table:table-cell table:formula="of:=[.$B$3]*[.B42]+[.$C$3]*[.C42]+[.$D$3]*[.D42]+[.$E$3]*[.E42]+[.$F$3]*[.F42]" office:value-type="float" office:value="0" calcext:value-type="float">
            <text:p>0</text:p>
          </table:table-cell>
          <table:table-cell table:formula="of:=[.$B$4]*[.B42]+[.$C$4]*[.C42]+[.$D$4]*[.D42]+[.$E$4]*[.E42]+[.$F$4]*[.F42]" office:value-type="float" office:value="0" calcext:value-type="float">
            <text:p>0</text:p>
          </table:table-cell>
          <table:table-cell table:formula="of:=[.$B$5]*[.B42]+[.$C$5]*[.C42]+[.$D$5]*[.D42]+[.$E$5]*[.E42]+[.$F$5]*[.F4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[.$B$2]*[.B43]+[.$C$2]*[.C43]+[.$D$2]*[.D43]+[.$E$2]*[.E43]+[.$F$2]*[.F43]" office:value-type="float" office:value="-10000" calcext:value-type="float">
            <text:p>-10000</text:p>
          </table:table-cell>
          <table:table-cell table:formula="of:=[.$B$3]*[.B43]+[.$C$3]*[.C43]+[.$D$3]*[.D43]+[.$E$3]*[.E43]+[.$F$3]*[.F43]" office:value-type="float" office:value="0" calcext:value-type="float">
            <text:p>0</text:p>
          </table:table-cell>
          <table:table-cell table:formula="of:=[.$B$4]*[.B43]+[.$C$4]*[.C43]+[.$D$4]*[.D43]+[.$E$4]*[.E43]+[.$F$4]*[.F43]" office:value-type="float" office:value="10000" calcext:value-type="float">
            <text:p>10000</text:p>
          </table:table-cell>
          <table:table-cell table:formula="of:=[.$B$5]*[.B43]+[.$C$5]*[.C43]+[.$D$5]*[.D43]+[.$E$5]*[.E43]+[.$F$5]*[.F4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[.$B$2]*[.B44]+[.$C$2]*[.C44]+[.$D$2]*[.D44]+[.$E$2]*[.E44]+[.$F$2]*[.F44]" office:value-type="float" office:value="-10000" calcext:value-type="float">
            <text:p>-10000</text:p>
          </table:table-cell>
          <table:table-cell table:formula="of:=[.$B$3]*[.B44]+[.$C$3]*[.C44]+[.$D$3]*[.D44]+[.$E$3]*[.E44]+[.$F$3]*[.F44]" office:value-type="float" office:value="0" calcext:value-type="float">
            <text:p>0</text:p>
          </table:table-cell>
          <table:table-cell table:formula="of:=[.$B$4]*[.B44]+[.$C$4]*[.C44]+[.$D$4]*[.D44]+[.$E$4]*[.E44]+[.$F$4]*[.F44]" office:value-type="float" office:value="10000" calcext:value-type="float">
            <text:p>10000</text:p>
          </table:table-cell>
          <table:table-cell table:formula="of:=[.$B$5]*[.B44]+[.$C$5]*[.C44]+[.$D$5]*[.D44]+[.$E$5]*[.E44]+[.$F$5]*[.F4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[.$B$2]*[.B45]+[.$C$2]*[.C45]+[.$D$2]*[.D45]+[.$E$2]*[.E45]+[.$F$2]*[.F45]" office:value-type="float" office:value="-10000" calcext:value-type="float">
            <text:p>-10000</text:p>
          </table:table-cell>
          <table:table-cell table:formula="of:=[.$B$3]*[.B45]+[.$C$3]*[.C45]+[.$D$3]*[.D45]+[.$E$3]*[.E45]+[.$F$3]*[.F45]" office:value-type="float" office:value="0" calcext:value-type="float">
            <text:p>0</text:p>
          </table:table-cell>
          <table:table-cell table:formula="of:=[.$B$4]*[.B45]+[.$C$4]*[.C45]+[.$D$4]*[.D45]+[.$E$4]*[.E45]+[.$F$4]*[.F45]" office:value-type="float" office:value="10000" calcext:value-type="float">
            <text:p>10000</text:p>
          </table:table-cell>
          <table:table-cell table:formula="of:=[.$B$5]*[.B45]+[.$C$5]*[.C45]+[.$D$5]*[.D45]+[.$E$5]*[.E45]+[.$F$5]*[.F4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[.$B$2]*[.B46]+[.$C$2]*[.C46]+[.$D$2]*[.D46]+[.$E$2]*[.E46]+[.$F$2]*[.F46]" office:value-type="float" office:value="-10000" calcext:value-type="float">
            <text:p>-10000</text:p>
          </table:table-cell>
          <table:table-cell table:formula="of:=[.$B$3]*[.B46]+[.$C$3]*[.C46]+[.$D$3]*[.D46]+[.$E$3]*[.E46]+[.$F$3]*[.F46]" office:value-type="float" office:value="0" calcext:value-type="float">
            <text:p>0</text:p>
          </table:table-cell>
          <table:table-cell table:formula="of:=[.$B$4]*[.B46]+[.$C$4]*[.C46]+[.$D$4]*[.D46]+[.$E$4]*[.E46]+[.$F$4]*[.F46]" office:value-type="float" office:value="10000" calcext:value-type="float">
            <text:p>10000</text:p>
          </table:table-cell>
          <table:table-cell table:formula="of:=[.$B$5]*[.B46]+[.$C$5]*[.C46]+[.$D$5]*[.D46]+[.$E$5]*[.E46]+[.$F$5]*[.F4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[.$B$2]*[.B47]+[.$C$2]*[.C47]+[.$D$2]*[.D47]+[.$E$2]*[.E47]+[.$F$2]*[.F47]" office:value-type="float" office:value="0" calcext:value-type="float">
            <text:p>0</text:p>
          </table:table-cell>
          <table:table-cell table:formula="of:=[.$B$3]*[.B47]+[.$C$3]*[.C47]+[.$D$3]*[.D47]+[.$E$3]*[.E47]+[.$F$3]*[.F47]" office:value-type="float" office:value="-10000" calcext:value-type="float">
            <text:p>-10000</text:p>
          </table:table-cell>
          <table:table-cell table:formula="of:=[.$B$4]*[.B47]+[.$C$4]*[.C47]+[.$D$4]*[.D47]+[.$E$4]*[.E47]+[.$F$4]*[.F47]" office:value-type="float" office:value="0" calcext:value-type="float">
            <text:p>0</text:p>
          </table:table-cell>
          <table:table-cell table:formula="of:=[.$B$5]*[.B47]+[.$C$5]*[.C47]+[.$D$5]*[.D47]+[.$E$5]*[.E47]+[.$F$5]*[.F47]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[.$B$2]*[.B48]+[.$C$2]*[.C48]+[.$D$2]*[.D48]+[.$E$2]*[.E48]+[.$F$2]*[.F48]" office:value-type="float" office:value="0" calcext:value-type="float">
            <text:p>0</text:p>
          </table:table-cell>
          <table:table-cell table:formula="of:=[.$B$3]*[.B48]+[.$C$3]*[.C48]+[.$D$3]*[.D48]+[.$E$3]*[.E48]+[.$F$3]*[.F48]" office:value-type="float" office:value="-10000" calcext:value-type="float">
            <text:p>-10000</text:p>
          </table:table-cell>
          <table:table-cell table:formula="of:=[.$B$4]*[.B48]+[.$C$4]*[.C48]+[.$D$4]*[.D48]+[.$E$4]*[.E48]+[.$F$4]*[.F48]" office:value-type="float" office:value="0" calcext:value-type="float">
            <text:p>0</text:p>
          </table:table-cell>
          <table:table-cell table:formula="of:=[.$B$5]*[.B48]+[.$C$5]*[.C48]+[.$D$5]*[.D48]+[.$E$5]*[.E48]+[.$F$5]*[.F48]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[.$B$2]*[.B49]+[.$C$2]*[.C49]+[.$D$2]*[.D49]+[.$E$2]*[.E49]+[.$F$2]*[.F49]" office:value-type="float" office:value="0" calcext:value-type="float">
            <text:p>0</text:p>
          </table:table-cell>
          <table:table-cell table:formula="of:=[.$B$3]*[.B49]+[.$C$3]*[.C49]+[.$D$3]*[.D49]+[.$E$3]*[.E49]+[.$F$3]*[.F49]" office:value-type="float" office:value="-10000" calcext:value-type="float">
            <text:p>-10000</text:p>
          </table:table-cell>
          <table:table-cell table:formula="of:=[.$B$4]*[.B49]+[.$C$4]*[.C49]+[.$D$4]*[.D49]+[.$E$4]*[.E49]+[.$F$4]*[.F49]" office:value-type="float" office:value="0" calcext:value-type="float">
            <text:p>0</text:p>
          </table:table-cell>
          <table:table-cell table:formula="of:=[.$B$5]*[.B49]+[.$C$5]*[.C49]+[.$D$5]*[.D49]+[.$E$5]*[.E49]+[.$F$5]*[.F49]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[.$B$2]*[.B50]+[.$C$2]*[.C50]+[.$D$2]*[.D50]+[.$E$2]*[.E50]+[.$F$2]*[.F50]" office:value-type="float" office:value="0" calcext:value-type="float">
            <text:p>0</text:p>
          </table:table-cell>
          <table:table-cell table:formula="of:=[.$B$3]*[.B50]+[.$C$3]*[.C50]+[.$D$3]*[.D50]+[.$E$3]*[.E50]+[.$F$3]*[.F50]" office:value-type="float" office:value="-10000" calcext:value-type="float">
            <text:p>-10000</text:p>
          </table:table-cell>
          <table:table-cell table:formula="of:=[.$B$4]*[.B50]+[.$C$4]*[.C50]+[.$D$4]*[.D50]+[.$E$4]*[.E50]+[.$F$4]*[.F50]" office:value-type="float" office:value="0" calcext:value-type="float">
            <text:p>0</text:p>
          </table:table-cell>
          <table:table-cell table:formula="of:=[.$B$5]*[.B50]+[.$C$5]*[.C50]+[.$D$5]*[.D50]+[.$E$5]*[.E50]+[.$F$5]*[.F50]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[.$B$2]*[.B51]+[.$C$2]*[.C51]+[.$D$2]*[.D51]+[.$E$2]*[.E51]+[.$F$2]*[.F51]" office:value-type="float" office:value="-10000" calcext:value-type="float">
            <text:p>-10000</text:p>
          </table:table-cell>
          <table:table-cell table:formula="of:=[.$B$3]*[.B51]+[.$C$3]*[.C51]+[.$D$3]*[.D51]+[.$E$3]*[.E51]+[.$F$3]*[.F51]" office:value-type="float" office:value="-10000" calcext:value-type="float">
            <text:p>-10000</text:p>
          </table:table-cell>
          <table:table-cell table:formula="of:=[.$B$4]*[.B51]+[.$C$4]*[.C51]+[.$D$4]*[.D51]+[.$E$4]*[.E51]+[.$F$4]*[.F51]" office:value-type="float" office:value="10000" calcext:value-type="float">
            <text:p>10000</text:p>
          </table:table-cell>
          <table:table-cell table:formula="of:=[.$B$5]*[.B51]+[.$C$5]*[.C51]+[.$D$5]*[.D51]+[.$E$5]*[.E51]+[.$F$5]*[.F51]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[.$B$2]*[.B52]+[.$C$2]*[.C52]+[.$D$2]*[.D52]+[.$E$2]*[.E52]+[.$F$2]*[.F52]" office:value-type="float" office:value="-10000" calcext:value-type="float">
            <text:p>-10000</text:p>
          </table:table-cell>
          <table:table-cell table:formula="of:=[.$B$3]*[.B52]+[.$C$3]*[.C52]+[.$D$3]*[.D52]+[.$E$3]*[.E52]+[.$F$3]*[.F52]" office:value-type="float" office:value="-10000" calcext:value-type="float">
            <text:p>-10000</text:p>
          </table:table-cell>
          <table:table-cell table:formula="of:=[.$B$4]*[.B52]+[.$C$4]*[.C52]+[.$D$4]*[.D52]+[.$E$4]*[.E52]+[.$F$4]*[.F52]" office:value-type="float" office:value="10000" calcext:value-type="float">
            <text:p>10000</text:p>
          </table:table-cell>
          <table:table-cell table:formula="of:=[.$B$5]*[.B52]+[.$C$5]*[.C52]+[.$D$5]*[.D52]+[.$E$5]*[.E52]+[.$F$5]*[.F52]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[.$B$2]*[.B53]+[.$C$2]*[.C53]+[.$D$2]*[.D53]+[.$E$2]*[.E53]+[.$F$2]*[.F53]" office:value-type="float" office:value="-10000" calcext:value-type="float">
            <text:p>-10000</text:p>
          </table:table-cell>
          <table:table-cell table:formula="of:=[.$B$3]*[.B53]+[.$C$3]*[.C53]+[.$D$3]*[.D53]+[.$E$3]*[.E53]+[.$F$3]*[.F53]" office:value-type="float" office:value="-10000" calcext:value-type="float">
            <text:p>-10000</text:p>
          </table:table-cell>
          <table:table-cell table:formula="of:=[.$B$4]*[.B53]+[.$C$4]*[.C53]+[.$D$4]*[.D53]+[.$E$4]*[.E53]+[.$F$4]*[.F53]" office:value-type="float" office:value="10000" calcext:value-type="float">
            <text:p>10000</text:p>
          </table:table-cell>
          <table:table-cell table:formula="of:=[.$B$5]*[.B53]+[.$C$5]*[.C53]+[.$D$5]*[.D53]+[.$E$5]*[.E53]+[.$F$5]*[.F53]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[.$B$2]*[.B54]+[.$C$2]*[.C54]+[.$D$2]*[.D54]+[.$E$2]*[.E54]+[.$F$2]*[.F54]" office:value-type="float" office:value="-10000" calcext:value-type="float">
            <text:p>-10000</text:p>
          </table:table-cell>
          <table:table-cell table:formula="of:=[.$B$3]*[.B54]+[.$C$3]*[.C54]+[.$D$3]*[.D54]+[.$E$3]*[.E54]+[.$F$3]*[.F54]" office:value-type="float" office:value="-10000" calcext:value-type="float">
            <text:p>-10000</text:p>
          </table:table-cell>
          <table:table-cell table:formula="of:=[.$B$4]*[.B54]+[.$C$4]*[.C54]+[.$D$4]*[.D54]+[.$E$4]*[.E54]+[.$F$4]*[.F54]" office:value-type="float" office:value="10000" calcext:value-type="float">
            <text:p>10000</text:p>
          </table:table-cell>
          <table:table-cell table:formula="of:=[.$B$5]*[.B54]+[.$C$5]*[.C54]+[.$D$5]*[.D54]+[.$E$5]*[.E54]+[.$F$5]*[.F54]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[.$B$2]*[.B55]+[.$C$2]*[.C55]+[.$D$2]*[.D55]+[.$E$2]*[.E55]+[.$F$2]*[.F55]" office:value-type="float" office:value="10000" calcext:value-type="float">
            <text:p>10000</text:p>
          </table:table-cell>
          <table:table-cell table:formula="of:=[.$B$3]*[.B55]+[.$C$3]*[.C55]+[.$D$3]*[.D55]+[.$E$3]*[.E55]+[.$F$3]*[.F55]" office:value-type="float" office:value="10000" calcext:value-type="float">
            <text:p>10000</text:p>
          </table:table-cell>
          <table:table-cell table:formula="of:=[.$B$4]*[.B55]+[.$C$4]*[.C55]+[.$D$4]*[.D55]+[.$E$4]*[.E55]+[.$F$4]*[.F55]" office:value-type="float" office:value="10000" calcext:value-type="float">
            <text:p>10000</text:p>
          </table:table-cell>
          <table:table-cell table:formula="of:=[.$B$5]*[.B55]+[.$C$5]*[.C55]+[.$D$5]*[.D55]+[.$E$5]*[.E55]+[.$F$5]*[.F55]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[.$B$2]*[.B56]+[.$C$2]*[.C56]+[.$D$2]*[.D56]+[.$E$2]*[.E56]+[.$F$2]*[.F56]" office:value-type="float" office:value="10000" calcext:value-type="float">
            <text:p>10000</text:p>
          </table:table-cell>
          <table:table-cell table:formula="of:=[.$B$3]*[.B56]+[.$C$3]*[.C56]+[.$D$3]*[.D56]+[.$E$3]*[.E56]+[.$F$3]*[.F56]" office:value-type="float" office:value="10000" calcext:value-type="float">
            <text:p>10000</text:p>
          </table:table-cell>
          <table:table-cell table:formula="of:=[.$B$4]*[.B56]+[.$C$4]*[.C56]+[.$D$4]*[.D56]+[.$E$4]*[.E56]+[.$F$4]*[.F56]" office:value-type="float" office:value="10000" calcext:value-type="float">
            <text:p>10000</text:p>
          </table:table-cell>
          <table:table-cell table:formula="of:=[.$B$5]*[.B56]+[.$C$5]*[.C56]+[.$D$5]*[.D56]+[.$E$5]*[.E56]+[.$F$5]*[.F56]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[.$B$2]*[.B57]+[.$C$2]*[.C57]+[.$D$2]*[.D57]+[.$E$2]*[.E57]+[.$F$2]*[.F57]" office:value-type="float" office:value="10000" calcext:value-type="float">
            <text:p>10000</text:p>
          </table:table-cell>
          <table:table-cell table:formula="of:=[.$B$3]*[.B57]+[.$C$3]*[.C57]+[.$D$3]*[.D57]+[.$E$3]*[.E57]+[.$F$3]*[.F57]" office:value-type="float" office:value="10000" calcext:value-type="float">
            <text:p>10000</text:p>
          </table:table-cell>
          <table:table-cell table:formula="of:=[.$B$4]*[.B57]+[.$C$4]*[.C57]+[.$D$4]*[.D57]+[.$E$4]*[.E57]+[.$F$4]*[.F57]" office:value-type="float" office:value="10000" calcext:value-type="float">
            <text:p>10000</text:p>
          </table:table-cell>
          <table:table-cell table:formula="of:=[.$B$5]*[.B57]+[.$C$5]*[.C57]+[.$D$5]*[.D57]+[.$E$5]*[.E57]+[.$F$5]*[.F57]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[.$B$2]*[.B58]+[.$C$2]*[.C58]+[.$D$2]*[.D58]+[.$E$2]*[.E58]+[.$F$2]*[.F58]" office:value-type="float" office:value="10000" calcext:value-type="float">
            <text:p>10000</text:p>
          </table:table-cell>
          <table:table-cell table:formula="of:=[.$B$3]*[.B58]+[.$C$3]*[.C58]+[.$D$3]*[.D58]+[.$E$3]*[.E58]+[.$F$3]*[.F58]" office:value-type="float" office:value="10000" calcext:value-type="float">
            <text:p>10000</text:p>
          </table:table-cell>
          <table:table-cell table:formula="of:=[.$B$4]*[.B58]+[.$C$4]*[.C58]+[.$D$4]*[.D58]+[.$E$4]*[.E58]+[.$F$4]*[.F58]" office:value-type="float" office:value="10000" calcext:value-type="float">
            <text:p>10000</text:p>
          </table:table-cell>
          <table:table-cell table:formula="of:=[.$B$5]*[.B58]+[.$C$5]*[.C58]+[.$D$5]*[.D58]+[.$E$5]*[.E58]+[.$F$5]*[.F58]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[.$B$2]*[.B59]+[.$C$2]*[.C59]+[.$D$2]*[.D59]+[.$E$2]*[.E59]+[.$F$2]*[.F59]" office:value-type="float" office:value="0" calcext:value-type="float">
            <text:p>0</text:p>
          </table:table-cell>
          <table:table-cell table:formula="of:=[.$B$3]*[.B59]+[.$C$3]*[.C59]+[.$D$3]*[.D59]+[.$E$3]*[.E59]+[.$F$3]*[.F59]" office:value-type="float" office:value="10000" calcext:value-type="float">
            <text:p>10000</text:p>
          </table:table-cell>
          <table:table-cell table:formula="of:=[.$B$4]*[.B59]+[.$C$4]*[.C59]+[.$D$4]*[.D59]+[.$E$4]*[.E59]+[.$F$4]*[.F59]" office:value-type="float" office:value="20000" calcext:value-type="float">
            <text:p>20000</text:p>
          </table:table-cell>
          <table:table-cell table:formula="of:=[.$B$5]*[.B59]+[.$C$5]*[.C59]+[.$D$5]*[.D59]+[.$E$5]*[.E59]+[.$F$5]*[.F59]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[.$B$2]*[.B60]+[.$C$2]*[.C60]+[.$D$2]*[.D60]+[.$E$2]*[.E60]+[.$F$2]*[.F60]" office:value-type="float" office:value="0" calcext:value-type="float">
            <text:p>0</text:p>
          </table:table-cell>
          <table:table-cell table:formula="of:=[.$B$3]*[.B60]+[.$C$3]*[.C60]+[.$D$3]*[.D60]+[.$E$3]*[.E60]+[.$F$3]*[.F60]" office:value-type="float" office:value="10000" calcext:value-type="float">
            <text:p>10000</text:p>
          </table:table-cell>
          <table:table-cell table:formula="of:=[.$B$4]*[.B60]+[.$C$4]*[.C60]+[.$D$4]*[.D60]+[.$E$4]*[.E60]+[.$F$4]*[.F60]" office:value-type="float" office:value="20000" calcext:value-type="float">
            <text:p>20000</text:p>
          </table:table-cell>
          <table:table-cell table:formula="of:=[.$B$5]*[.B60]+[.$C$5]*[.C60]+[.$D$5]*[.D60]+[.$E$5]*[.E60]+[.$F$5]*[.F60]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[.$B$2]*[.B61]+[.$C$2]*[.C61]+[.$D$2]*[.D61]+[.$E$2]*[.E61]+[.$F$2]*[.F61]" office:value-type="float" office:value="0" calcext:value-type="float">
            <text:p>0</text:p>
          </table:table-cell>
          <table:table-cell table:formula="of:=[.$B$3]*[.B61]+[.$C$3]*[.C61]+[.$D$3]*[.D61]+[.$E$3]*[.E61]+[.$F$3]*[.F61]" office:value-type="float" office:value="10000" calcext:value-type="float">
            <text:p>10000</text:p>
          </table:table-cell>
          <table:table-cell table:formula="of:=[.$B$4]*[.B61]+[.$C$4]*[.C61]+[.$D$4]*[.D61]+[.$E$4]*[.E61]+[.$F$4]*[.F61]" office:value-type="float" office:value="20000" calcext:value-type="float">
            <text:p>20000</text:p>
          </table:table-cell>
          <table:table-cell table:formula="of:=[.$B$5]*[.B61]+[.$C$5]*[.C61]+[.$D$5]*[.D61]+[.$E$5]*[.E61]+[.$F$5]*[.F61]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[.$B$2]*[.B62]+[.$C$2]*[.C62]+[.$D$2]*[.D62]+[.$E$2]*[.E62]+[.$F$2]*[.F62]" office:value-type="float" office:value="0" calcext:value-type="float">
            <text:p>0</text:p>
          </table:table-cell>
          <table:table-cell table:formula="of:=[.$B$3]*[.B62]+[.$C$3]*[.C62]+[.$D$3]*[.D62]+[.$E$3]*[.E62]+[.$F$3]*[.F62]" office:value-type="float" office:value="10000" calcext:value-type="float">
            <text:p>10000</text:p>
          </table:table-cell>
          <table:table-cell table:formula="of:=[.$B$4]*[.B62]+[.$C$4]*[.C62]+[.$D$4]*[.D62]+[.$E$4]*[.E62]+[.$F$4]*[.F62]" office:value-type="float" office:value="20000" calcext:value-type="float">
            <text:p>20000</text:p>
          </table:table-cell>
          <table:table-cell table:formula="of:=[.$B$5]*[.B62]+[.$C$5]*[.C62]+[.$D$5]*[.D62]+[.$E$5]*[.E62]+[.$F$5]*[.F62]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[.$B$2]*[.B63]+[.$C$2]*[.C63]+[.$D$2]*[.D63]+[.$E$2]*[.E63]+[.$F$2]*[.F63]" office:value-type="float" office:value="10000" calcext:value-type="float">
            <text:p>10000</text:p>
          </table:table-cell>
          <table:table-cell table:formula="of:=[.$B$3]*[.B63]+[.$C$3]*[.C63]+[.$D$3]*[.D63]+[.$E$3]*[.E63]+[.$F$3]*[.F63]" office:value-type="float" office:value="0" calcext:value-type="float">
            <text:p>0</text:p>
          </table:table-cell>
          <table:table-cell table:formula="of:=[.$B$4]*[.B63]+[.$C$4]*[.C63]+[.$D$4]*[.D63]+[.$E$4]*[.E63]+[.$F$4]*[.F63]" office:value-type="float" office:value="10000" calcext:value-type="float">
            <text:p>10000</text:p>
          </table:table-cell>
          <table:table-cell table:formula="of:=[.$B$5]*[.B63]+[.$C$5]*[.C63]+[.$D$5]*[.D63]+[.$E$5]*[.E63]+[.$F$5]*[.F63]" office:value-type="float" office:value="20000" calcext:value-type="float">
            <text:p>2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[.$B$2]*[.B64]+[.$C$2]*[.C64]+[.$D$2]*[.D64]+[.$E$2]*[.E64]+[.$F$2]*[.F64]" office:value-type="float" office:value="10000" calcext:value-type="float">
            <text:p>10000</text:p>
          </table:table-cell>
          <table:table-cell table:formula="of:=[.$B$3]*[.B64]+[.$C$3]*[.C64]+[.$D$3]*[.D64]+[.$E$3]*[.E64]+[.$F$3]*[.F64]" office:value-type="float" office:value="0" calcext:value-type="float">
            <text:p>0</text:p>
          </table:table-cell>
          <table:table-cell table:formula="of:=[.$B$4]*[.B64]+[.$C$4]*[.C64]+[.$D$4]*[.D64]+[.$E$4]*[.E64]+[.$F$4]*[.F64]" office:value-type="float" office:value="10000" calcext:value-type="float">
            <text:p>10000</text:p>
          </table:table-cell>
          <table:table-cell table:formula="of:=[.$B$5]*[.B64]+[.$C$5]*[.C64]+[.$D$5]*[.D64]+[.$E$5]*[.E64]+[.$F$5]*[.F64]" office:value-type="float" office:value="20000" calcext:value-type="float">
            <text:p>2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[.$B$2]*[.B65]+[.$C$2]*[.C65]+[.$D$2]*[.D65]+[.$E$2]*[.E65]+[.$F$2]*[.F65]" office:value-type="float" office:value="10000" calcext:value-type="float">
            <text:p>10000</text:p>
          </table:table-cell>
          <table:table-cell table:formula="of:=[.$B$3]*[.B65]+[.$C$3]*[.C65]+[.$D$3]*[.D65]+[.$E$3]*[.E65]+[.$F$3]*[.F65]" office:value-type="float" office:value="0" calcext:value-type="float">
            <text:p>0</text:p>
          </table:table-cell>
          <table:table-cell table:formula="of:=[.$B$4]*[.B65]+[.$C$4]*[.C65]+[.$D$4]*[.D65]+[.$E$4]*[.E65]+[.$F$4]*[.F65]" office:value-type="float" office:value="10000" calcext:value-type="float">
            <text:p>10000</text:p>
          </table:table-cell>
          <table:table-cell table:formula="of:=[.$B$5]*[.B65]+[.$C$5]*[.C65]+[.$D$5]*[.D65]+[.$E$5]*[.E65]+[.$F$5]*[.F65]" office:value-type="float" office:value="20000" calcext:value-type="float">
            <text:p>2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(MOD(QUOTIENT(ROW()-7;2^(COLUMN()-2));2))*100000)*-1" office:value-type="float" office:value="-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[.$B$2]*[.B66]+[.$C$2]*[.C66]+[.$D$2]*[.D66]+[.$E$2]*[.E66]+[.$F$2]*[.F66]" office:value-type="float" office:value="10000" calcext:value-type="float">
            <text:p>10000</text:p>
          </table:table-cell>
          <table:table-cell table:formula="of:=[.$B$3]*[.B66]+[.$C$3]*[.C66]+[.$D$3]*[.D66]+[.$E$3]*[.E66]+[.$F$3]*[.F66]" office:value-type="float" office:value="0" calcext:value-type="float">
            <text:p>0</text:p>
          </table:table-cell>
          <table:table-cell table:formula="of:=[.$B$4]*[.B66]+[.$C$4]*[.C66]+[.$D$4]*[.D66]+[.$E$4]*[.E66]+[.$F$4]*[.F66]" office:value-type="float" office:value="10000" calcext:value-type="float">
            <text:p>10000</text:p>
          </table:table-cell>
          <table:table-cell table:formula="of:=[.$B$5]*[.B66]+[.$C$5]*[.C66]+[.$D$5]*[.D66]+[.$E$5]*[.E66]+[.$F$5]*[.F66]" office:value-type="float" office:value="20000" calcext:value-type="float">
            <text:p>2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[.$B$2]*[.B67]+[.$C$2]*[.C67]+[.$D$2]*[.D67]+[.$E$2]*[.E67]+[.$F$2]*[.F67]" office:value-type="float" office:value="0" calcext:value-type="float">
            <text:p>0</text:p>
          </table:table-cell>
          <table:table-cell table:formula="of:=[.$B$3]*[.B67]+[.$C$3]*[.C67]+[.$D$3]*[.D67]+[.$E$3]*[.E67]+[.$F$3]*[.F67]" office:value-type="float" office:value="0" calcext:value-type="float">
            <text:p>0</text:p>
          </table:table-cell>
          <table:table-cell table:formula="of:=[.$B$4]*[.B67]+[.$C$4]*[.C67]+[.$D$4]*[.D67]+[.$E$4]*[.E67]+[.$F$4]*[.F67]" office:value-type="float" office:value="20000" calcext:value-type="float">
            <text:p>20000</text:p>
          </table:table-cell>
          <table:table-cell table:formula="of:=[.$B$5]*[.B67]+[.$C$5]*[.C67]+[.$D$5]*[.D67]+[.$E$5]*[.E67]+[.$F$5]*[.F67]" office:value-type="float" office:value="20000" calcext:value-type="float">
            <text:p>2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0" calcext:value-type="float">
            <text:p>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[.$B$2]*[.B68]+[.$C$2]*[.C68]+[.$D$2]*[.D68]+[.$E$2]*[.E68]+[.$F$2]*[.F68]" office:value-type="float" office:value="0" calcext:value-type="float">
            <text:p>0</text:p>
          </table:table-cell>
          <table:table-cell table:formula="of:=[.$B$3]*[.B68]+[.$C$3]*[.C68]+[.$D$3]*[.D68]+[.$E$3]*[.E68]+[.$F$3]*[.F68]" office:value-type="float" office:value="0" calcext:value-type="float">
            <text:p>0</text:p>
          </table:table-cell>
          <table:table-cell table:formula="of:=[.$B$4]*[.B68]+[.$C$4]*[.C68]+[.$D$4]*[.D68]+[.$E$4]*[.E68]+[.$F$4]*[.F68]" office:value-type="float" office:value="20000" calcext:value-type="float">
            <text:p>20000</text:p>
          </table:table-cell>
          <table:table-cell table:formula="of:=[.$B$5]*[.B68]+[.$C$5]*[.C68]+[.$D$5]*[.D68]+[.$E$5]*[.E68]+[.$F$5]*[.F68]" office:value-type="float" office:value="20000" calcext:value-type="float">
            <text:p>2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0" calcext:value-type="float">
            <text:p>0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[.$B$2]*[.B69]+[.$C$2]*[.C69]+[.$D$2]*[.D69]+[.$E$2]*[.E69]+[.$F$2]*[.F69]" office:value-type="float" office:value="0" calcext:value-type="float">
            <text:p>0</text:p>
          </table:table-cell>
          <table:table-cell table:formula="of:=[.$B$3]*[.B69]+[.$C$3]*[.C69]+[.$D$3]*[.D69]+[.$E$3]*[.E69]+[.$F$3]*[.F69]" office:value-type="float" office:value="0" calcext:value-type="float">
            <text:p>0</text:p>
          </table:table-cell>
          <table:table-cell table:formula="of:=[.$B$4]*[.B69]+[.$C$4]*[.C69]+[.$D$4]*[.D69]+[.$E$4]*[.E69]+[.$F$4]*[.F69]" office:value-type="float" office:value="20000" calcext:value-type="float">
            <text:p>20000</text:p>
          </table:table-cell>
          <table:table-cell table:formula="of:=[.$B$5]*[.B69]+[.$C$5]*[.C69]+[.$D$5]*[.D69]+[.$E$5]*[.E69]+[.$F$5]*[.F69]" office:value-type="float" office:value="20000" calcext:value-type="float">
            <text:p>20000</text:p>
          </table:table-cell>
        </table:table-row>
        <table:table-row table:style-name="ro1">
          <table:table-cell/>
          <table:table-cell table:formula="of:=(MOD(QUOTIENT(ROW()-7;2^(COLUMN()-2));2))*5" office:value-type="float" office:value="5" calcext:value-type="float">
            <text:p>5</text:p>
          </table:table-cell>
          <table:table-cell table:formula="of:=(MOD(QUOTIENT(ROW()-7;2^(COLUMN()-2));2))*100000" office:value-type="float" office:value="100000" calcext:value-type="float">
            <text:p>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((MOD(QUOTIENT(ROW()-7;2^(COLUMN()-2));2))*100000)*-1" office:value-type="float" office:value="-100000" calcext:value-type="float">
            <text:p>-100000</text:p>
          </table:table-cell>
          <table:table-cell table:formula="of:=[.$B$2]*[.B70]+[.$C$2]*[.C70]+[.$D$2]*[.D70]+[.$E$2]*[.E70]+[.$F$2]*[.F70]" office:value-type="float" office:value="0" calcext:value-type="float">
            <text:p>0</text:p>
          </table:table-cell>
          <table:table-cell table:formula="of:=[.$B$3]*[.B70]+[.$C$3]*[.C70]+[.$D$3]*[.D70]+[.$E$3]*[.E70]+[.$F$3]*[.F70]" office:value-type="float" office:value="0" calcext:value-type="float">
            <text:p>0</text:p>
          </table:table-cell>
          <table:table-cell table:formula="of:=[.$B$4]*[.B70]+[.$C$4]*[.C70]+[.$D$4]*[.D70]+[.$E$4]*[.E70]+[.$F$4]*[.F70]" office:value-type="float" office:value="20000" calcext:value-type="float">
            <text:p>20000</text:p>
          </table:table-cell>
          <table:table-cell table:formula="of:=[.$B$5]*[.B70]+[.$C$5]*[.C70]+[.$D$5]*[.D70]+[.$E$5]*[.E70]+[.$F$5]*[.F70]" office:value-type="float" office:value="20000" calcext:value-type="float">
            <text:p>2000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est Data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5" calcext:value-type="float">
            <text:p>0.2125</text:p>
          </table:table-cell>
          <table:table-cell table:formula="of:=[.$B$2]*[.B74]+[.$C$2]*[.C74]+[.$D$2]*[.D74]+[.$E$2]*[.E74]+[.$F$2]*[.F74]" office:value-type="float" office:value="-0.02125" calcext:value-type="float">
            <text:p>-0.02125</text:p>
          </table:table-cell>
          <table:table-cell table:formula="of:=[.$B$3]*[.B74]+[.$C$3]*[.C74]+[.$D$3]*[.D74]+[.$E$3]*[.E74]+[.$F$3]*[.F74]" office:value-type="float" office:value="-0.02125" calcext:value-type="float">
            <text:p>-0.02125</text:p>
          </table:table-cell>
          <table:table-cell table:formula="of:=[.$B$4]*[.B74]+[.$C$4]*[.C74]+[.$D$4]*[.D74]+[.$E$4]*[.E74]+[.$F$4]*[.F74]" office:value-type="float" office:value="-0.02125" calcext:value-type="float">
            <text:p>-0.02125</text:p>
          </table:table-cell>
          <table:table-cell table:formula="of:=[.$B$5]*[.B74]+[.$C$5]*[.C74]+[.$D$5]*[.D74]+[.$E$5]*[.E74]+[.$F$5]*[.F74]" office:value-type="float" office:value="-0.02125" calcext:value-type="float">
            <text:p>-0.02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00-00-00</text:date>, <text:time style:data-style-name="N2" text:time-value="01:13:32.645332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4:26:19.650668537</meta:creation-date>
    <dc:date>2020-01-24T03:03:35.086960177</dc:date>
    <meta:editing-duration>PT8H11M10S</meta:editing-duration>
    <meta:editing-cycles>6</meta:editing-cycles>
    <meta:generator>LibreOffice/6.0.7.3$Linux_X86_64 LibreOffice_project/00m0$Build-3</meta:generator>
    <meta:document-statistic meta:table-count="1" meta:cell-count="621" meta:object-count="0"/>
  </office:meta>
</office:document-meta>
</file>